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I-5309">
            <text:p>I-5309</text:p>
          </table:table-cell>
          <table:table-cell office:value-type="float" office:value="56.13">
            <text:p>56.13</text:p>
          </table:table-cell>
          <table:table-cell office:value-type="float" office:value="-4.32">
            <text:p>-4.32</text:p>
          </table:table-cell>
          <table:table-cell office:value-type="float" office:value="6490.0">
            <text:p>6490.0</text:p>
          </table:table-cell>
          <table:table-cell office:value-type="float" office:value="125.0">
            <text:p>12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1.32">
            <text:p>11.32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SissonsBrooks1971,ShennanEtal2018">
            <text:p>SissonsBrooks1971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I-1839">
            <text:p>I-1839</text:p>
          </table:table-cell>
          <table:table-cell office:value-type="float" office:value="56.14">
            <text:p>56.14</text:p>
          </table:table-cell>
          <table:table-cell office:value-type="float" office:value="-4.21">
            <text:p>-4.21</text:p>
          </table:table-cell>
          <table:table-cell office:value-type="float" office:value="8690.0">
            <text:p>8690.0</text:p>
          </table:table-cell>
          <table:table-cell office:value-type="float" office:value="140.0">
            <text:p>1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9">
            <text:p>3.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issonsBrooks1971,ShennanEtal2018">
            <text:p>SissonsBrooks1971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I-1838">
            <text:p>I-1838</text:p>
          </table:table-cell>
          <table:table-cell office:value-type="float" office:value="56.14">
            <text:p>56.14</text:p>
          </table:table-cell>
          <table:table-cell office:value-type="float" office:value="-4.21">
            <text:p>-4.21</text:p>
          </table:table-cell>
          <table:table-cell office:value-type="float" office:value="8270.0">
            <text:p>8270.0</text:p>
          </table:table-cell>
          <table:table-cell office:value-type="float" office:value="160.0">
            <text:p>1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1">
            <text:p>4.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issonsBrooks1971,ShennanEtal2018">
            <text:p>SissonsBrooks1971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I-2797">
            <text:p>I-2797</text:p>
          </table:table-cell>
          <table:table-cell office:value-type="float" office:value="56.13">
            <text:p>56.13</text:p>
          </table:table-cell>
          <table:table-cell office:value-type="float" office:value="-4.28">
            <text:p>-4.28</text:p>
          </table:table-cell>
          <table:table-cell office:value-type="float" office:value="7480.0">
            <text:p>7480.0</text:p>
          </table:table-cell>
          <table:table-cell office:value-type="float" office:value="125.0">
            <text:p>125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0.43">
            <text:p>10.43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SissonsBrooks1971,ShennanEtal2018">
            <text:p>SissonsBrooks1971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I-2798">
            <text:p>I-2798</text:p>
          </table:table-cell>
          <table:table-cell office:value-type="float" office:value="56.14">
            <text:p>56.14</text:p>
          </table:table-cell>
          <table:table-cell office:value-type="float" office:value="-4.2">
            <text:p>-4.2</text:p>
          </table:table-cell>
          <table:table-cell office:value-type="float" office:value="8010.0">
            <text:p>8010.0</text:p>
          </table:table-cell>
          <table:table-cell office:value-type="float" office:value="130.0">
            <text:p>13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5">
            <text:p>6.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issonsBrooks1971,ShennanEtal2018">
            <text:p>SissonsBrooks1971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I-2132">
            <text:p>I-2132</text:p>
          </table:table-cell>
          <table:table-cell office:value-type="float" office:value="56.14">
            <text:p>56.14</text:p>
          </table:table-cell>
          <table:table-cell office:value-type="float" office:value="-4.01">
            <text:p>-4.01</text:p>
          </table:table-cell>
          <table:table-cell office:value-type="float" office:value="4120.0">
            <text:p>4120.0</text:p>
          </table:table-cell>
          <table:table-cell office:value-type="float" office:value="105.0">
            <text:p>10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54">
            <text:p>7.54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SissonsBrooks1971,ShennanEtal2018">
            <text:p>SissonsBrooks1971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607">
            <text:p>SRR-1607</text:p>
          </table:table-cell>
          <table:table-cell office:value-type="float" office:value="56.13">
            <text:p>56.13</text:p>
          </table:table-cell>
          <table:table-cell office:value-type="float" office:value="-4.22">
            <text:p>-4.22</text:p>
          </table:table-cell>
          <table:table-cell office:value-type="float" office:value="7320.0">
            <text:p>73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9.11">
            <text:p>9.1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93,ShennanEtal2018">
            <text:p>Robinson1993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603">
            <text:p>SRR-1603</text:p>
          </table:table-cell>
          <table:table-cell office:value-type="float" office:value="56.14">
            <text:p>56.14</text:p>
          </table:table-cell>
          <table:table-cell office:value-type="float" office:value="-4.29">
            <text:p>-4.29</text:p>
          </table:table-cell>
          <table:table-cell office:value-type="float" office:value="6870.0">
            <text:p>68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.2">
            <text:p>8.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93,SmithEtal2010,SmithEtal1985,ShennanEtal2018">
            <text:p>Robinson1993,SmithEtal2010,SmithEtal1985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602">
            <text:p>SRR-1602</text:p>
          </table:table-cell>
          <table:table-cell office:value-type="float" office:value="56.06">
            <text:p>56.06</text:p>
          </table:table-cell>
          <table:table-cell office:value-type="float" office:value="-3.82">
            <text:p>-3.82</text:p>
          </table:table-cell>
          <table:table-cell office:value-type="float" office:value="8115.0">
            <text:p>811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96">
            <text:p>4.96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Robinson1993,SmithEtal2010,ShennanEtal2018">
            <text:p>Robinson1993,SmithEtal2010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604">
            <text:p>SRR-1604</text:p>
          </table:table-cell>
          <table:table-cell office:value-type="float" office:value="56.14">
            <text:p>56.14</text:p>
          </table:table-cell>
          <table:table-cell office:value-type="float" office:value="-4.29">
            <text:p>-4.29</text:p>
          </table:table-cell>
          <table:table-cell office:value-type="float" office:value="6820.0">
            <text:p>68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.42">
            <text:p>8.4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93,SmithEtal2010,ShennanEtal2018">
            <text:p>Robinson1993,SmithEtal2010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605">
            <text:p>SRR-1605</text:p>
          </table:table-cell>
          <table:table-cell office:value-type="float" office:value="56.13">
            <text:p>56.13</text:p>
          </table:table-cell>
          <table:table-cell office:value-type="float" office:value="-4.1">
            <text:p>-4.1</text:p>
          </table:table-cell>
          <table:table-cell office:value-type="float" office:value="9570.0">
            <text:p>95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83">
            <text:p>5.8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93,ShennanEtal2018">
            <text:p>Robinson1993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606">
            <text:p>SRR-1606</text:p>
          </table:table-cell>
          <table:table-cell office:value-type="float" office:value="56.12">
            <text:p>56.12</text:p>
          </table:table-cell>
          <table:table-cell office:value-type="float" office:value="-3.97">
            <text:p>-3.97</text:p>
          </table:table-cell>
          <table:table-cell office:value-type="float" office:value="9410.0">
            <text:p>94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17">
            <text:p>4.1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93,ShennanEtal2018">
            <text:p>Robinson1993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Beta-106596">
            <text:p>Beta-106596</text:p>
          </table:table-cell>
          <table:table-cell office:value-type="float" office:value="56.16">
            <text:p>56.16</text:p>
          </table:table-cell>
          <table:table-cell office:value-type="float" office:value="-4.16">
            <text:p>-4.16</text:p>
          </table:table-cell>
          <table:table-cell office:value-type="float" office:value="12640.0">
            <text:p>12640.0</text:p>
          </table:table-cell>
          <table:table-cell office:value-type="float" office:value="50.0">
            <text:p>5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5.09">
            <text:p>15.09</text:p>
          </table:table-cell>
          <table:table-cell office:value-type="float" office:value="2.35">
            <text:p>2.35</text:p>
          </table:table-cell>
          <table:table-cell office:value-type="float" office:value="2.35">
            <text:p>2.35</text:p>
          </table:table-cell>
          <table:table-cell office:value-type="string" office:value="HollowayEtal2002,ShennanEtal2018">
            <text:p>HollowayEtal2002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745">
            <text:p>SRR-1745</text:p>
          </table:table-cell>
          <table:table-cell office:value-type="float" office:value="56.14">
            <text:p>56.14</text:p>
          </table:table-cell>
          <table:table-cell office:value-type="float" office:value="-4.23">
            <text:p>-4.23</text:p>
          </table:table-cell>
          <table:table-cell office:value-type="float" office:value="7930.0">
            <text:p>793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76">
            <text:p>3.76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Robinson1993,SmithEtal2010,ShennanEtal2018">
            <text:p>Robinson1993,SmithEtal2010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Beta-106597">
            <text:p>Beta-106597</text:p>
          </table:table-cell>
          <table:table-cell office:value-type="float" office:value="56.16">
            <text:p>56.16</text:p>
          </table:table-cell>
          <table:table-cell office:value-type="float" office:value="-4.16">
            <text:p>-4.16</text:p>
          </table:table-cell>
          <table:table-cell office:value-type="float" office:value="13200.0">
            <text:p>13200.0</text:p>
          </table:table-cell>
          <table:table-cell office:value-type="float" office:value="50.0">
            <text:p>5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4.8">
            <text:p>14.8</text:p>
          </table:table-cell>
          <table:table-cell office:value-type="float" office:value="2.35">
            <text:p>2.35</text:p>
          </table:table-cell>
          <table:table-cell office:value-type="float" office:value="2.35">
            <text:p>2.35</text:p>
          </table:table-cell>
          <table:table-cell office:value-type="string" office:value="HollowayEtal2002,ShennanEtal2018">
            <text:p>HollowayEtal2002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811">
            <text:p>SRR-1811</text:p>
          </table:table-cell>
          <table:table-cell office:value-type="float" office:value="56.13">
            <text:p>56.13</text:p>
          </table:table-cell>
          <table:table-cell office:value-type="float" office:value="-4.29">
            <text:p>-4.29</text:p>
          </table:table-cell>
          <table:table-cell office:value-type="float" office:value="6520.0">
            <text:p>652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0.72">
            <text:p>10.72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Robinson1993,ShennanEtal2018">
            <text:p>Robinson1993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812">
            <text:p>SRR-1812</text:p>
          </table:table-cell>
          <table:table-cell office:value-type="float" office:value="56.13">
            <text:p>56.13</text:p>
          </table:table-cell>
          <table:table-cell office:value-type="float" office:value="-4.29">
            <text:p>-4.29</text:p>
          </table:table-cell>
          <table:table-cell office:value-type="float" office:value="7060.0">
            <text:p>7060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0.55">
            <text:p>10.55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Robinson1993,SmithEtal2010,ShennanEtal2018">
            <text:p>Robinson1993,SmithEtal2010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895">
            <text:p>SRR-1895</text:p>
          </table:table-cell>
          <table:table-cell office:value-type="float" office:value="56.14">
            <text:p>56.14</text:p>
          </table:table-cell>
          <table:table-cell office:value-type="float" office:value="-4.29">
            <text:p>-4.29</text:p>
          </table:table-cell>
          <table:table-cell office:value-type="float" office:value="6110.0">
            <text:p>611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9.81">
            <text:p>9.81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Robinson1993,ShennanEtal2018">
            <text:p>Robinson1993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896">
            <text:p>SRR-1896</text:p>
          </table:table-cell>
          <table:table-cell office:value-type="float" office:value="56.14">
            <text:p>56.14</text:p>
          </table:table-cell>
          <table:table-cell office:value-type="float" office:value="-4.29">
            <text:p>-4.29</text:p>
          </table:table-cell>
          <table:table-cell office:value-type="float" office:value="6020.0">
            <text:p>602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9.65">
            <text:p>9.65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Robinson1993,SmithEtal2010,ShennanEtal2018">
            <text:p>Robinson1993,SmithEtal2010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OxA-8056">
            <text:p>OxA-8056</text:p>
          </table:table-cell>
          <table:table-cell office:value-type="float" office:value="56.17">
            <text:p>56.17</text:p>
          </table:table-cell>
          <table:table-cell office:value-type="float" office:value="-4.17">
            <text:p>-4.17</text:p>
          </table:table-cell>
          <table:table-cell office:value-type="float" office:value="12945.0">
            <text:p>12945.0</text:p>
          </table:table-cell>
          <table:table-cell office:value-type="float" office:value="65.0">
            <text:p>6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1.53">
            <text:p>11.53</text:p>
          </table:table-cell>
          <table:table-cell office:value-type="float" office:value="2.4">
            <text:p>2.4</text:p>
          </table:table-cell>
          <table:table-cell office:value-type="float" office:value="2.4">
            <text:p>2.4</text:p>
          </table:table-cell>
          <table:table-cell office:value-type="string" office:value="Peacock2002,ShennanEtal2018">
            <text:p>Peacock2002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OxA-8055">
            <text:p>OxA-8055</text:p>
          </table:table-cell>
          <table:table-cell office:value-type="float" office:value="56.14">
            <text:p>56.14</text:p>
          </table:table-cell>
          <table:table-cell office:value-type="float" office:value="-4.1">
            <text:p>-4.1</text:p>
          </table:table-cell>
          <table:table-cell office:value-type="float" office:value="11890.0">
            <text:p>11890.0</text:p>
          </table:table-cell>
          <table:table-cell office:value-type="float" office:value="60.0">
            <text:p>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5.57">
            <text:p>-15.57</text:p>
          </table:table-cell>
          <table:table-cell office:value-type="float" office:value="2.4">
            <text:p>2.4</text:p>
          </table:table-cell>
          <table:table-cell office:value-type="float" office:value="2.4">
            <text:p>2.4</text:p>
          </table:table-cell>
          <table:table-cell office:value-type="string" office:value="Peacock2002,ShennanEtal2018">
            <text:p>Peacock2002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OxA-1702">
            <text:p>OxA-1702</text:p>
          </table:table-cell>
          <table:table-cell office:value-type="float" office:value="56.01">
            <text:p>56.01</text:p>
          </table:table-cell>
          <table:table-cell office:value-type="float" office:value="-3.66">
            <text:p>-3.66</text:p>
          </table:table-cell>
          <table:table-cell office:value-type="float" office:value="8300.0">
            <text:p>8300.0</text:p>
          </table:table-cell>
          <table:table-cell office:value-type="float" office:value="90.0">
            <text:p>9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1.4">
            <text:p>-11.4</text:p>
          </table:table-cell>
          <table:table-cell office:value-type="float" office:value="2.99">
            <text:p>2.99</text:p>
          </table:table-cell>
          <table:table-cell office:value-type="float" office:value="2.99">
            <text:p>2.99</text:p>
          </table:table-cell>
          <table:table-cell office:value-type="string" office:value="Peacock1999,ShennanEtal2018">
            <text:p>Peacock1999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OxA-1347">
            <text:p>OxA-1347</text:p>
          </table:table-cell>
          <table:table-cell office:value-type="float" office:value="56.01">
            <text:p>56.01</text:p>
          </table:table-cell>
          <table:table-cell office:value-type="float" office:value="-3.66">
            <text:p>-3.66</text:p>
          </table:table-cell>
          <table:table-cell office:value-type="float" office:value="13360.0">
            <text:p>13360.0</text:p>
          </table:table-cell>
          <table:table-cell office:value-type="float" office:value="120.0">
            <text:p>12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6.4">
            <text:p>-16.4</text:p>
          </table:table-cell>
          <table:table-cell office:value-type="float" office:value="2.99">
            <text:p>2.99</text:p>
          </table:table-cell>
          <table:table-cell office:value-type="float" office:value="2.99">
            <text:p>2.99</text:p>
          </table:table-cell>
          <table:table-cell office:value-type="string" office:value="Peacock1999,ShennanEtal2018">
            <text:p>Peacock1999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600">
            <text:p>SRR-1600</text:p>
          </table:table-cell>
          <table:table-cell office:value-type="float" office:value="56.07">
            <text:p>56.07</text:p>
          </table:table-cell>
          <table:table-cell office:value-type="float" office:value="-3.82">
            <text:p>-3.82</text:p>
          </table:table-cell>
          <table:table-cell office:value-type="float" office:value="7910.0">
            <text:p>791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12">
            <text:p>6.12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Robinson1993,SmithEtal2010,ShennanEtal2018">
            <text:p>Robinson1993,SmithEtal2010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599">
            <text:p>SRR-1599</text:p>
          </table:table-cell>
          <table:table-cell office:value-type="float" office:value="56.07">
            <text:p>56.07</text:p>
          </table:table-cell>
          <table:table-cell office:value-type="float" office:value="-3.83">
            <text:p>-3.83</text:p>
          </table:table-cell>
          <table:table-cell office:value-type="float" office:value="7525.0">
            <text:p>752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31">
            <text:p>7.31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Robinson1993,SmithEtal2010,ShennanEtal2018">
            <text:p>Robinson1993,SmithEtal2010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601">
            <text:p>SRR-1601</text:p>
          </table:table-cell>
          <table:table-cell office:value-type="float" office:value="56.06">
            <text:p>56.06</text:p>
          </table:table-cell>
          <table:table-cell office:value-type="float" office:value="-3.82">
            <text:p>-3.82</text:p>
          </table:table-cell>
          <table:table-cell office:value-type="float" office:value="7980.0">
            <text:p>798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21">
            <text:p>4.21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Robinson1993,SmithEtal2010,ShennanEtal2018">
            <text:p>Robinson1993,SmithEtal2010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598">
            <text:p>SRR-1598</text:p>
          </table:table-cell>
          <table:table-cell office:value-type="float" office:value="56.07">
            <text:p>56.07</text:p>
          </table:table-cell>
          <table:table-cell office:value-type="float" office:value="-3.83">
            <text:p>-3.83</text:p>
          </table:table-cell>
          <table:table-cell office:value-type="float" office:value="7090.0">
            <text:p>7090.0</text:p>
          </table:table-cell>
          <table:table-cell office:value-type="float" office:value="50.0">
            <text:p>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.71">
            <text:p>8.71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Robinson1993,SmithEtal2010,ShennanEtal2018">
            <text:p>Robinson1993,SmithEtal2010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539">
            <text:p>SRR-1539</text:p>
          </table:table-cell>
          <table:table-cell office:value-type="float" office:value="56.09">
            <text:p>56.09</text:p>
          </table:table-cell>
          <table:table-cell office:value-type="float" office:value="-3.9">
            <text:p>-3.9</text:p>
          </table:table-cell>
          <table:table-cell office:value-type="float" office:value="9840.0">
            <text:p>984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25">
            <text:p>4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Robinson1993,ShennanEtal2018">
            <text:p>Robinson1993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429">
            <text:p>SRR-1429</text:p>
          </table:table-cell>
          <table:table-cell office:value-type="float" office:value="56.14">
            <text:p>56.14</text:p>
          </table:table-cell>
          <table:table-cell office:value-type="float" office:value="-4.2">
            <text:p>-4.2</text:p>
          </table:table-cell>
          <table:table-cell office:value-type="float" office:value="8680.0">
            <text:p>868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81">
            <text:p>3.8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93,ShennanEtal2018">
            <text:p>Robinson1993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428">
            <text:p>SRR-1428</text:p>
          </table:table-cell>
          <table:table-cell office:value-type="float" office:value="56.14">
            <text:p>56.14</text:p>
          </table:table-cell>
          <table:table-cell office:value-type="float" office:value="-4.28">
            <text:p>-4.28</text:p>
          </table:table-cell>
          <table:table-cell office:value-type="float" office:value="8990.0">
            <text:p>899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24">
            <text:p>6.2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93,ShennanEtal2018">
            <text:p>Robinson1993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427">
            <text:p>SRR-1427</text:p>
          </table:table-cell>
          <table:table-cell office:value-type="float" office:value="56.14">
            <text:p>56.14</text:p>
          </table:table-cell>
          <table:table-cell office:value-type="float" office:value="-4.29">
            <text:p>-4.29</text:p>
          </table:table-cell>
          <table:table-cell office:value-type="float" office:value="6850.0">
            <text:p>6850.0</text:p>
          </table:table-cell>
          <table:table-cell office:value-type="float" office:value="50.0">
            <text:p>5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0.06">
            <text:p>10.0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93,ShennanEtal2018">
            <text:p>Robinson1993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426">
            <text:p>SRR-1426</text:p>
          </table:table-cell>
          <table:table-cell office:value-type="float" office:value="56.13">
            <text:p>56.13</text:p>
          </table:table-cell>
          <table:table-cell office:value-type="float" office:value="-4.32">
            <text:p>-4.32</text:p>
          </table:table-cell>
          <table:table-cell office:value-type="float" office:value="6590.0">
            <text:p>65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1.02">
            <text:p>11.0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93,ShennanEtal2018">
            <text:p>Robinson1993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Q-533">
            <text:p>Q-533</text:p>
          </table:table-cell>
          <table:table-cell office:value-type="float" office:value="56.14">
            <text:p>56.14</text:p>
          </table:table-cell>
          <table:table-cell office:value-type="float" office:value="-4.2">
            <text:p>-4.2</text:p>
          </table:table-cell>
          <table:table-cell office:value-type="float" office:value="5492.0">
            <text:p>5492.0</text:p>
          </table:table-cell>
          <table:table-cell office:value-type="float" office:value="130.0">
            <text:p>13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1.64">
            <text:p>11.64</text:p>
          </table:table-cell>
          <table:table-cell office:value-type="float" office:value="0.86">
            <text:p>0.86</text:p>
          </table:table-cell>
          <table:table-cell office:value-type="float" office:value="0.86">
            <text:p>0.86</text:p>
          </table:table-cell>
          <table:table-cell office:value-type="string" office:value="SmithEtal2010,ShennanEtal2018">
            <text:p>SmithEtal2010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Q-280">
            <text:p>Q-280</text:p>
          </table:table-cell>
          <table:table-cell office:value-type="float" office:value="56.07">
            <text:p>56.07</text:p>
          </table:table-cell>
          <table:table-cell office:value-type="float" office:value="-3.78">
            <text:p>-3.78</text:p>
          </table:table-cell>
          <table:table-cell office:value-type="float" office:value="8421.0">
            <text:p>8421.0</text:p>
          </table:table-cell>
          <table:table-cell office:value-type="float" office:value="157.0">
            <text:p>15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47">
            <text:p>4.47</text:p>
          </table:table-cell>
          <table:table-cell office:value-type="float" office:value="0.53">
            <text:p>0.53</text:p>
          </table:table-cell>
          <table:table-cell office:value-type="float" office:value="0.53">
            <text:p>0.53</text:p>
          </table:table-cell>
          <table:table-cell office:value-type="string" office:value="SmithEtal2010,ShennanEtal2018">
            <text:p>SmithEtal2010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Beta-106595">
            <text:p>Beta-106595</text:p>
          </table:table-cell>
          <table:table-cell office:value-type="float" office:value="56.16">
            <text:p>56.16</text:p>
          </table:table-cell>
          <table:table-cell office:value-type="float" office:value="-4.16">
            <text:p>-4.16</text:p>
          </table:table-cell>
          <table:table-cell office:value-type="float" office:value="12390.0">
            <text:p>12390.0</text:p>
          </table:table-cell>
          <table:table-cell office:value-type="float" office:value="60.0">
            <text:p>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6.08">
            <text:p>16.08</text:p>
          </table:table-cell>
          <table:table-cell office:value-type="float" office:value="2.35">
            <text:p>2.35</text:p>
          </table:table-cell>
          <table:table-cell office:value-type="float" office:value="2.35">
            <text:p>2.35</text:p>
          </table:table-cell>
          <table:table-cell office:value-type="string" office:value="HollowayEtal2002,ShennanEtal2018">
            <text:p>HollowayEtal2002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250">
            <text:p>SRR-1250</text:p>
          </table:table-cell>
          <table:table-cell office:value-type="float" office:value="56.13">
            <text:p>56.13</text:p>
          </table:table-cell>
          <table:table-cell office:value-type="float" office:value="-4.33">
            <text:p>-4.33</text:p>
          </table:table-cell>
          <table:table-cell office:value-type="float" office:value="9625.0">
            <text:p>962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84">
            <text:p>7.8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93,ShennanEtal2018">
            <text:p>Robinson1993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425">
            <text:p>SRR-1425</text:p>
          </table:table-cell>
          <table:table-cell office:value-type="float" office:value="56.13">
            <text:p>56.13</text:p>
          </table:table-cell>
          <table:table-cell office:value-type="float" office:value="-4.32">
            <text:p>-4.32</text:p>
          </table:table-cell>
          <table:table-cell office:value-type="float" office:value="6380.0">
            <text:p>6380.0</text:p>
          </table:table-cell>
          <table:table-cell office:value-type="float" office:value="60.0">
            <text:p>6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1.15">
            <text:p>11.1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93,ShennanEtal2018">
            <text:p>Robinson1993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424">
            <text:p>SRR-1424</text:p>
          </table:table-cell>
          <table:table-cell office:value-type="float" office:value="56.14">
            <text:p>56.14</text:p>
          </table:table-cell>
          <table:table-cell office:value-type="float" office:value="-4.21">
            <text:p>-4.21</text:p>
          </table:table-cell>
          <table:table-cell office:value-type="float" office:value="8500.0">
            <text:p>85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02">
            <text:p>6.0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93,ShennanEtal2018">
            <text:p>Robinson1993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423">
            <text:p>SRR-1423</text:p>
          </table:table-cell>
          <table:table-cell office:value-type="float" office:value="56.13">
            <text:p>56.13</text:p>
          </table:table-cell>
          <table:table-cell office:value-type="float" office:value="-4.26">
            <text:p>-4.26</text:p>
          </table:table-cell>
          <table:table-cell office:value-type="float" office:value="7850.0">
            <text:p>78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.36">
            <text:p>8.3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93,SmithEtal2010,ShennanEtal2018">
            <text:p>Robinson1993,SmithEtal2010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